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>
      <style:paragraph-properties fo:margin-top="0in" fo:margin-bottom="0in" fo:line-height="100%" fo:padding="0.0193in" fo:border="0.0008in solid #d9d9e3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color="#000000" style:font-name="Times New Roman" fo:font-size="12pt" style:font-size-asian="12pt" style:font-size-complex="12pt"/>
    </style:style>
    <style:style style:name="P10" style:family="paragraph" style:parent-style-name="Heading_20_3">
      <style:paragraph-properties fo:padding="0.0193in" fo:border="0.0008in solid #d9d9e3"/>
    </style:style>
    <style:style style:name="T1" style:family="text">
      <style:text-properties fo:font-variant="normal" fo:text-transform="none" fo:color="#d1d5db" style:font-name="S hne" fo:font-size="9.60000038146973pt" fo:letter-spacing="normal" fo:font-style="normal" fo:font-weight="normal"/>
    </style:style>
    <style:style style:name="T2" style:family="text">
      <style:text-properties fo:font-variant="normal" fo:text-transform="none" style:font-name="S hne" fo:font-size="9.60000038146973pt" fo:letter-spacing="normal" fo:font-style="normal" fo:font-weight="normal"/>
    </style:style>
    <style:style style:name="T3" style:family="text">
      <style:text-properties fo:font-variant="normal" fo:text-transform="none" fo:font-size="9.60000038146973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Глава 7: Работа с сетью и HTTP в PHP</text:p>
      <text:p text:style-name="P8"/>
      <text:p text:style-name="P9"><text:span text:style-name="T4">Конечно, глава 7, о работе с сетью и HTTP в PHP, затрагивает ключевые аспекты, важные для понимания профессиональной разработки на этом языке.</text:span> </text:p>
      <text:h text:style-name="P3" text:outline-level="3">7.1. Работа с HTTP запросами и ответами</text:h>
      <text:p text:style-name="P2">PHP обладает мощными инструментами для взаимодействия с протоколом HTTP. Разработчики часто используют библиотеки и встроенные функции для создания и обработки HTTP запросов и ответов. Это может включать:</text:p>
      <text:list xml:id="list5429495781580060930" text:style-name="L1">
        <text:list-item>
          <text:p text:style-name="P4"><text:span text:style-name="Strong_20_Emphasis">Отправка HTTP запросов:</text:span> PHP может отправлять запросы на другие серверы, получать данные и обрабатывать ответы. Это полезно для интеграции с внешними API или получения данных с удаленных ресурсов.</text:p>
        </text:list-item>
        <text:list-item>
          <text:p text:style-name="P4"><text:span text:style-name="Strong_20_Emphasis">Обработка входящих запросов:</text:span> PHP может обрабатывать запросы, полученные от клиентов, например, данные форм, параметры URL и т.д.</text:p>
        </text:list-item>
      </text:list>
      <text:h text:style-name="P3" text:outline-level="3">7.2. Работа с RESTful API</text:h>
      <text:p text:style-name="P2">RESTful API становятся стандартом для многих веб-сервисов. PHP позволяет создавать, обращаться и взаимодействовать с такими API, обеспечивая обмен данными между различными системами.</text:p>
      <text:list xml:id="list5252058836651303151" text:style-name="L2">
        <text:list-item>
          <text:p text:style-name="P5"><text:span text:style-name="Strong_20_Emphasis">Создание API:</text:span> Разработчики могут создавать свои собственные API для обеспечения доступа к функциям и данным приложения.</text:p>
        </text:list-item>
        <text:list-item>
          <text:p text:style-name="P5"><text:span text:style-name="Strong_20_Emphasis">Интеграция с внешними API:</text:span> PHP может использоваться для обращения к различным внешним API, отправлять запросы и обрабатывать ответы.</text:p>
        </text:list-item>
      </text:list>
      <text:h text:style-name="P3" text:outline-level="3">7.3. Работа с сокетами</text:h>
      <text:p text:style-name="P2">Сокеты предоставляют низкоуровневый механизм для взаимодействия приложений через сеть. PHP поддерживает работу с сокетами, что позволяет создавать собственные клиент-серверные приложения, например, для обмена данными в реальном времени.</text:p>
      <text:list xml:id="list777547405045714018" text:style-name="L3">
        <text:list-item>
          <text:p text:style-name="P6"><text:span text:style-name="Strong_20_Emphasis">Создание собственных серверов:</text:span> PHP позволяет создавать серверные приложения для обработки запросов и обмена данными.</text:p>
        </text:list-item>
        <text:list-item>
          <text:p text:style-name="P6"><text:span text:style-name="Strong_20_Emphasis">Клиентские приложения:</text:span> PHP также может быть использован для создания клиентских приложений, которые отправляют запросы на другие серверы.</text:p>
        </text:list-item>
      </text:list>
      <text:h text:style-name="P3" text:outline-level="3">7.4. Работа с протоколами (HTTP, FTP)</text:h>
      <text:p text:style-name="P2">PHP поддерживает различные сетевые протоколы, включая HTTP и FTP. Это позволяет выполнять различные задачи, такие как загрузка файлов на серверы, чтение данных с удаленных ресурсов и многое другое.</text:p>
      <text:list xml:id="list2109220103776886904" text:style-name="L4">
        <text:list-item>
          <text:p text:style-name="P7"><text:span text:style-name="Strong_20_Emphasis">HTTP:</text:span> PHP может работать как клиент для HTTP, отправляя запросы и получая ответы, а также как сервер, обрабатывая входящие запросы.</text:p>
        </text:list-item>
        <text:list-item>
          <text:p text:style-name="P7"><text:span text:style-name="Strong_20_Emphasis">FTP:</text:span> PHP предоставляет функции для работы с FTP серверами, что позволяет передавать файлы между серверами.</text:p>
        </text:list-item>
      </text:list>
      <text:p text:style-name="P2">Глубокое понимание этих аспектов позволит разработчику создавать эффективные и мощные <text:soft-page-break/>веб-приложения, интегрировать их с другими сервисами и обеспечивать надежное взаимодействие между компонентами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7</meta:editing-cycles>
    <meta:generator>OpenOffice/4.1.14$Win32 OpenOffice.org_project/4114m1$Build-9811</meta:generator>
    <dc:date>2023-11-30T21:30:27.10</dc:date>
    <dc:creator>Dima Wide</dc:creator>
    <meta:document-statistic meta:table-count="0" meta:image-count="0" meta:object-count="0" meta:page-count="2" meta:paragraph-count="19" meta:word-count="332" meta:character-count="2390"/>
    <meta:user-defined meta:name="Info 1"/>
    <meta:user-defined meta:name="Info 2"/>
    <meta:user-defined meta:name="Info 3"/>
    <meta:user-defined meta:name="Info 4"/>
  </office:meta>
</office:document-meta>
</file>